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4021d" officeooo:paragraph-rsid="0014021d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4021d" officeooo:paragraph-rsid="0014021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021d" officeooo:paragraph-rsid="0014021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4021d" officeooo:paragraph-rsid="0014021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021d" officeooo:paragraph-rsid="0014021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16e241" officeooo:paragraph-rsid="0016e241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font-style="italic" fo:font-weight="normal" officeooo:rsid="0016e241" officeooo:paragraph-rsid="0016e241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style="italic" fo:font-weight="normal" officeooo:rsid="00192525" officeooo:paragraph-rsid="00192525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style="italic" fo:font-weight="normal" officeooo:rsid="001944b0" officeooo:paragraph-rsid="001944b0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16e241" officeooo:paragraph-rsid="0016e241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rsid="0016e241" officeooo:paragraph-rsid="00192525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officeooo:rsid="0018e7b6" officeooo:paragraph-rsid="0018e7b6" style:font-size-asian="11.3500003814697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6e241" officeooo:paragraph-rsid="0019252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a7b3a" officeooo:paragraph-rsid="001a7b3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a7b3a" officeooo:paragraph-rsid="001ba9b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size="13pt" fo:font-weight="bold" officeooo:rsid="0016e241" officeooo:paragraph-rsid="00192525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font-size="13pt" fo:font-weight="bold" officeooo:rsid="0016e241" officeooo:paragraph-rsid="0016e241" style:font-size-asian="11.3500003814697pt" style:font-weight-asian="bold" style:font-size-complex="13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5aef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2525"/>
    </style:style>
    <style:style style:name="T5" style:family="text">
      <style:text-properties officeooo:rsid="001ba9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gurança da Informação <text:span text:style-name="T1">GBC083</text:span></text:p>
      <text:p text:style-name="P2">Atividade Avaliativa</text:p>
      <text:p text:style-name="P2">Diceware</text:p>
      <text:p text:style-name="P2"/>
      <text:p text:style-name="P2"/>
      <text:p text:style-name="P2"/>
      <text:p text:style-name="P3">Aluno: Diego de Pontes Pasquini</text:p>
      <text:p text:style-name="P3"/>
      <text:p text:style-name="P3"/>
      <text:p text:style-name="P4">Tentativa 1</text:p>
      <text:p text:style-name="P3"/>
      <text:p text:style-name="P5">Na primeira tentativa realizada para resolver o desafio proposto, foi pensada uma estratégia para filtragem das sequências de cinco dígitos. <text:span text:style-name="T2">Na estratégia pensada supõe-se</text:span> que se o número em questão tem uma probabilida<text:span text:style-name="T2">d</text:span>e X% de ser escolhido então <text:span text:style-name="T2">a frequência deste dígito na palavra final é relativamente próxima a X% do todo. Assim sendo na implementação realizada, pode-se escolher quantos % de margem desejamos, entre a porcentagem da frequência e a do sorteio.</text:span></text:p>
      <text:p text:style-name="P14"/>
      <text:p text:style-name="P14"/>
      <text:p text:style-name="P13">Para cada conjunto de probabilidades dado, temos o resultado final da aplicação da filtragem:</text:p>
      <text:p text:style-name="P13"/>
      <text:p text:style-name="P11">Para tolerância de 2<text:span text:style-name="T4">5</text:span>%</text:p>
      <text:p text:style-name="P11"/>
      <text:p text:style-name="P9">0.8 0.2 0.0 0.0 0.0 0.0</text:p>
      <text:p text:style-name="P9">Tolerance = 0.25 </text:p>
      <text:p text:style-name="P9">SPACE SIZE = 15 </text:p>
      <text:p text:style-name="P9">11390625 Possibilities</text:p>
      <text:p text:style-name="P9"/>
      <text:p text:style-name="P9">0.75 0.25 0.0 0.0 0.0 0.0</text:p>
      <text:p text:style-name="P9">Tolerance = 0.25 </text:p>
      <text:p text:style-name="P9">SPACE SIZE = 15 </text:p>
      <text:p text:style-name="P9">11390625 Possibilities</text:p>
      <text:p text:style-name="P9"/>
      <text:p text:style-name="P9">0.5454545454545454 0.09090909090909091 0.09090909090909091 0.09090909090909091 0.09090909090909091 0.09090909090909091</text:p>
      <text:p text:style-name="P9">Tolerance = 0.25 </text:p>
      <text:p text:style-name="P9">SPACE SIZE = 352 </text:p>
      <text:p text:style-name="P9">1902199139467264 Possibilities</text:p>
      <text:p text:style-name="P9"/>
      <text:p text:style-name="P9"/>
      <text:p text:style-name="P9">0.7777777777777778 0.1111111111111111 0.1111111111111111 0.0 0.0 0.0</text:p>
      <text:p text:style-name="P9">Tolerance = 0.25 </text:p>
      <text:p text:style-name="P9">SPACE SIZE = 21 </text:p>
      <text:p text:style-name="P9">85766121 Possibilities</text:p>
      <text:p text:style-name="P9"/>
      <text:p text:style-name="P9">0.5 0.5 0.0 0.0 0.0 0.0</text:p>
      <text:p text:style-name="P9">Tolerance = 0.25 </text:p>
      <text:p text:style-name="P9">SPACE SIZE = 20 </text:p>
      <text:p text:style-name="P9">64000000 Possibilities</text:p>
      <text:p text:style-name="P9"/>
      <text:p text:style-name="P9">0.3333333333333333 0.3333333333333333 0.3333333333333333 0.0 0.0 0.0</text:p>
      <text:p text:style-name="P9">Tolerance = 0.25 </text:p>
      <text:p text:style-name="P9">SPACE SIZE = 68 </text:p>
      <text:p text:style-name="P9">98867482624 Possibilities</text:p>
      <text:p text:style-name="P11"/>
      <text:p text:style-name="P16"/>
      <text:p text:style-name="P6">Para tolerância de 20%</text:p>
      <text:p text:style-name="P6"/>
      <text:p text:style-name="P7">0.8 0.2 0.0 0.0 0.0 0.0</text:p>
      <text:p text:style-name="P7">Tolerance = 0.20 </text:p>
      <text:p text:style-name="P7">SPACE SIZE = 15 </text:p>
      <text:p text:style-name="P7">11390625 Possibilities</text:p>
      <text:p text:style-name="P7"/>
      <text:p text:style-name="P7">0.75 0.25 0.0 0.0 0.0 0.0</text:p>
      <text:p text:style-name="P7">Tolerance = 0.20 </text:p>
      <text:p text:style-name="P7">SPACE SIZE = 15 </text:p>
      <text:p text:style-name="P7">11390625 Possibilities</text:p>
      <text:p text:style-name="P7"/>
      <text:p text:style-name="P7">0.5454545454545454 0.09090909090909091 0.09090909090909091 0.09090909090909091 0.09090909090909091 0.09090909090909091</text:p>
      <text:p text:style-name="P7">Tolerance = 0.20 </text:p>
      <text:p text:style-name="P7">SPACE SIZE = 352 </text:p>
      <text:p text:style-name="P7">1902199139467264 Possibilities</text:p>
      <text:p text:style-name="P7"/>
      <text:p text:style-name="P7">0.7777777777777778 0.1111111111111111 0.1111111111111111 0.0 0.0 0.0</text:p>
      <text:p text:style-name="P7">Tolerance = 0.20 </text:p>
      <text:p text:style-name="P7">SPACE SIZE = 21 </text:p>
      <text:p text:style-name="P7">85766121 Possibilities</text:p>
      <text:p text:style-name="P7"/>
      <text:p text:style-name="P7">0.5 0.5 0.0 0.0 0.0 0.0</text:p>
      <text:p text:style-name="P7">Tolerance = 0.20 </text:p>
      <text:p text:style-name="P7">SPACE SIZE = 20 </text:p>
      <text:p text:style-name="P7">64000000 Possibilities</text:p>
      <text:p text:style-name="P7"/>
      <text:p text:style-name="P7">0.3333333333333333 0.3333333333333333 0.3333333333333333 0.0 0.0 0.0</text:p>
      <text:p text:style-name="P7">Tolerance = 0.20 </text:p>
      <text:p text:style-name="P7">SPACE SIZE = 68 </text:p>
      <text:p text:style-name="P7">98867482624 Possibilities</text:p>
      <text:p text:style-name="P6"/>
      <text:p text:style-name="P6"/>
      <text:p text:style-name="P6"/>
      <text:p text:style-name="P17"/>
      <text:p text:style-name="P12"><text:span text:style-name="T3">Para tolerância de 15%</text:span></text:p>
      <text:p text:style-name="P12"><text:span text:style-name="T3"/></text:p>
      <text:p text:style-name="P8">0.8 0.2 0.0 0.0 0.0 0.0</text:p>
      <text:p text:style-name="P8">Tolerance = 0.15 </text:p>
      <text:p text:style-name="P8">SPACE SIZE = 5 </text:p>
      <text:p text:style-name="P8">15625 Possibilities</text:p>
      <text:p text:style-name="P8"/>
      <text:p text:style-name="P8">0.75 0.25 0.0 0.0 0.0 0.0</text:p>
      <text:p text:style-name="P8">Tolerance = 0.15 </text:p>
      <text:p text:style-name="P8">SPACE SIZE = 15 </text:p>
      <text:p text:style-name="P8">11390625 Possibilities</text:p>
      <text:p text:style-name="P8"/>
      <text:p text:style-name="P8">0.5454545454545454 0.09090909090909091 0.09090909090909091 0.09090909090909091 0.09090909090909091 0.09090909090909091</text:p>
      <text:p text:style-name="P8">Tolerance = 0.15 </text:p>
      <text:p text:style-name="P8">SPACE SIZE = 352 </text:p>
      <text:p text:style-name="P8">1902199139467264 Possibilities</text:p>
      <text:p text:style-name="P8"/>
      <text:p text:style-name="P8">0.7777777777777778 0.1111111111111111 0.1111111111111111 0.0 0.0 0.0</text:p>
      <text:p text:style-name="P8">Tolerance = 0.15 </text:p>
      <text:p text:style-name="P8">SPACE SIZE = 5 </text:p>
      <text:p text:style-name="P8">15625 Possibilities</text:p>
      <text:p text:style-name="P8"/>
      <text:p text:style-name="P8">0.5 0.5 0.0 0.0 0.0 0.0</text:p>
      <text:p text:style-name="P8">Tolerance = 0.15 </text:p>
      <text:p text:style-name="P8">SPACE SIZE = 20 </text:p>
      <text:p text:style-name="P8">64000000 Possibilities</text:p>
      <text:p text:style-name="P8"/>
      <text:p text:style-name="P8">0.3333333333333333 0.3333333333333333 0.3333333333333333 0.0 0.0 0.0</text:p>
      <text:p text:style-name="P8">Tolerance = 0.15 </text:p>
      <text:p text:style-name="P8">SPACE SIZE = 68 </text:p>
      <text:p text:style-name="P8">98867482624 Possibilities</text:p>
      <text:p text:style-name="P8"/>
      <text:p text:style-name="P8"/>
      <text:p text:style-name="P8"/>
      <text:p text:style-name="P15">O código foi executado por 3 dias <text:span text:style-name="T5">em um processador Intel(R) Core(TM) i5-3337U CPU @ 1.80GHz</text:span> e não terminou de buscar a resposta para a <text:span text:style-name="T5">terceira</text:span> <text:span text:style-name="T5">senha</text:span>. E <text:span text:style-name="T5">para </text:span>as duas primeiras ele não encontrou a chave. <text:line-break/></text:p>
      <text:p text:style-name="P15">Por isso foi decidido fazer outra tentativa com uma estratégia diferente. Agora executa-se <text:span text:style-name="T5">sorteio aleatório</text:span> de cada dígito, porém levando em consideração as probabilidades de cada. <text:s/><text:span text:style-name="T5">Porém, com o estabelecimento de um cluster de 7 máquinas ( uma líder e 6 workers ) pretendeu-se aumentar a eficiência. Assim, quando uma worker consegue encontrar a chave, esta avisa a leader que por sua vez ordena a todas as workers que passem à próxima cha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9:40:44.563986510</meta:creation-date>
    <meta:editing-duration>PT8M30S</meta:editing-duration>
    <meta:editing-cycles>3</meta:editing-cycles>
    <meta:generator>LibreOffice/5.1.6.2$Linux_X86_64 LibreOffice_project/10m0$Build-2</meta:generator>
    <dc:date>2018-06-07T20:49:53.824323332</dc:date>
    <meta:document-statistic meta:table-count="0" meta:image-count="0" meta:object-count="0" meta:page-count="3" meta:paragraph-count="84" meta:word-count="493" meta:character-count="3366" meta:non-whitespace-character-count="2918"/>
  </office:meta>
</office:document-meta>
</file>